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9b9cc" officeooo:paragraph-rsid="000cc021" fo:background-color="#ffff00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cc021" officeooo:paragraph-rsid="000cc021" fo:background-color="#ffff00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0cc021" officeooo:paragraph-rsid="000cc021"/>
    </style:style>
    <style:style style:name="P4" style:family="paragraph" style:parent-style-name="Standard">
      <style:text-properties officeooo:rsid="000df50f" officeooo:paragraph-rsid="000df50f"/>
    </style:style>
    <style:style style:name="P5" style:family="paragraph" style:parent-style-name="Standard">
      <style:text-properties officeooo:rsid="0010801b" officeooo:paragraph-rsid="0010801b"/>
    </style:style>
    <style:style style:name="P6" style:family="paragraph" style:parent-style-name="Standard">
      <style:text-properties officeooo:rsid="00134578" officeooo:paragraph-rsid="00134578"/>
    </style:style>
    <style:style style:name="P7" style:family="paragraph" style:parent-style-name="Standard">
      <style:text-properties officeooo:rsid="00141bc9" officeooo:paragraph-rsid="00141bc9"/>
    </style:style>
    <style:style style:name="P8" style:family="paragraph" style:parent-style-name="Standard">
      <style:text-properties officeooo:rsid="0015bacd" officeooo:paragraph-rsid="0015bacd"/>
    </style:style>
    <style:style style:name="P9" style:family="paragraph" style:parent-style-name="Standard">
      <style:text-properties officeooo:rsid="00183226" officeooo:paragraph-rsid="00183226"/>
    </style:style>
    <style:style style:name="P10" style:family="paragraph" style:parent-style-name="Standard">
      <style:text-properties officeooo:rsid="00199e42" officeooo:paragraph-rsid="00199e42"/>
    </style:style>
    <style:style style:name="P11" style:family="paragraph" style:parent-style-name="Standard">
      <style:text-properties officeooo:rsid="001b6de1" officeooo:paragraph-rsid="001b6de1"/>
    </style:style>
    <style:style style:name="P12" style:family="paragraph" style:parent-style-name="Standard">
      <style:text-properties officeooo:rsid="00155b8a" officeooo:paragraph-rsid="00155b8a" fo:background-color="#ffb66c"/>
    </style:style>
    <style:style style:name="P13" style:family="paragraph" style:parent-style-name="Standard">
      <style:text-properties officeooo:rsid="000f5576" officeooo:paragraph-rsid="000f5576" fo:background-color="#ffb66c"/>
    </style:style>
    <style:style style:name="T1" style:family="text">
      <style:text-properties officeooo:rsid="000cc021"/>
    </style:style>
    <style:style style:name="T2" style:family="text">
      <style:text-properties officeooo:rsid="001024c7"/>
    </style:style>
    <style:style style:name="T3" style:family="text">
      <style:text-properties officeooo:rsid="0010801b"/>
    </style:style>
    <style:style style:name="T4" style:family="text">
      <style:text-properties officeooo:rsid="00118bd4"/>
    </style:style>
    <style:style style:name="T5" style:family="text">
      <style:text-properties officeooo:rsid="00119404"/>
    </style:style>
    <style:style style:name="T6" style:family="text">
      <style:text-properties officeooo:rsid="0013dccd"/>
    </style:style>
    <style:style style:name="T7" style:family="text">
      <style:text-properties officeooo:rsid="00155b8a"/>
    </style:style>
    <style:style style:name="T8" style:family="text">
      <style:text-properties style:text-position="super 58%"/>
    </style:style>
    <style:style style:name="T9" style:family="text">
      <style:text-properties style:text-position="0% 100%"/>
    </style:style>
    <style:style style:name="T10" style:family="text">
      <style:text-properties style:text-position="sub 58%"/>
    </style:style>
    <style:style style:name="T11" style:family="text">
      <style:text-properties style:text-position="sub 58%" officeooo:rsid="001b6de1"/>
    </style:style>
    <style:style style:name="T12" style:family="text">
      <style:text-properties fo:background-color="#ffb66c" loext:char-shading-value="0"/>
    </style:style>
    <style:style style:name="T13" style:family="text">
      <style:text-properties fo:background-color="#ffb66c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 <text:span text:style-name="T1">8</text:span> by Timofei Podlorytov</text:p>
      <text:p text:style-name="P1"><text:span text:style-name="T1">8</text:span>.1</text:p>
      <text:p text:style-name="P3">(a-b) are in the cpp file</text:p>
      <text:p text:style-name="P3">c) here the idea is to modify the count algorithm and stop at the place where we count prefix sums.</text:p>
      <text:p text:style-name="P6">Then we subtract the prefix sums of the range and get the answer. Also, I added some if clauses in case of the a and b falling out of range.</text:p>
      <text:p text:style-name="P13">CountSort(A,n,<text:span text:style-name="T3">k,</text:span>a,b):</text:p>
      <text:p text:style-name="P3"><text:tab/>for i := 1 to k do</text:p>
      <text:p text:style-name="P3"><text:tab/><text:tab/>C [ i ] := 0</text:p>
      <text:p text:style-name="P3"><text:tab/>for j := 1 to n do</text:p>
      <text:p text:style-name="P3"><text:tab/><text:tab/>C [ A [ j ]] := C [ A [ j ]] + 1</text:p>
      <text:p text:style-name="P3"><text:tab/>for i := 2 to k do</text:p>
      <text:p text:style-name="P3"><text:tab/><text:tab/>C [ i ] := C [ i ] + C [ i – 1]</text:p>
      <text:p text:style-name="P5"><text:tab/><text:span text:style-name="T4">if b&gt;k: //</text:span><text:span text:style-name="T5">these are the safety measures</text:span></text:p>
      <text:p text:style-name="P5"><text:tab/><text:tab/><text:span text:style-name="T4">b=k;</text:span></text:p>
      <text:p text:style-name="P5"><text:tab/><text:span text:style-name="T4">if a&lt;=0:</text:span></text:p>
      <text:p text:style-name="P5"><text:tab/><text:tab/><text:span text:style-name="T6">return C[b]</text:span><text:span text:style-name="T4">;</text:span></text:p>
      <text:p text:style-name="P4"><text:tab/>return C[<text:span text:style-name="T2">b</text:span>]-C[<text:span text:style-name="T2">a-</text:span><text:span text:style-name="T3">1</text:span>]//<text:span text:style-name="T5">we use the prefix sums</text:span></text:p>
      <text:p text:style-name="P4"/>
      <text:p text:style-name="P7">d)is implemented in the corresponding file</text:p>
      <text:p text:style-name="P7">e)</text:p>
      <text:p text:style-name="P7">worst case for bucket sort is when the condition is not satisfied and all the values are in the same bucket resulting in no benefit in terms of time. As a result the worst case time complexity would be the worst case time complexity for insertion sort which is quadratic. Thus our worst case is a <text:span text:style-name="T7">decreasing sequence where all the values are close to each other and end up in the same bucket.</text:span></text:p>
      <text:p text:style-name="P12">O(n<text:span text:style-name="T8">2</text:span><text:span text:style-name="T9">)</text:span></text:p>
      <text:p text:style-name="P2">8.2</text:p>
      <text:p text:style-name="P8">a)The implementation is in the cpp file. </text:p>
      <text:p text:style-name="P9">b)</text:p>
      <text:p text:style-name="P10">we call the sort function twice and end the call when we go through all positions, approximately we split it in half, but all in all the sum is n</text:p>
      <text:p text:style-name="P10">1 n =n</text:p>
      <text:p text:style-name="P10">2 n1+n2=n</text:p>
      <text:p text:style-name="P10">…</text:p>
      <text:p text:style-name="P10">pos-1 n1+n2+n3.. n<text:span text:style-name="T11">k</text:span>=n</text:p>
      <text:p text:style-name="P10">pos n1+n2+n3.. n<text:span text:style-name="T10">2k</text:span><text:span text:style-name="T9">=n</text:span></text:p>
      <text:p text:style-name="P10"/>
      <text:p text:style-name="P11">the sum is n*pos→ the time complexity is <text:span text:style-name="T13">O(n*pos)</text:span>, where the pos stands for the number of positions/bits we need to look through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5:28:01.899693610</meta:creation-date>
    <dc:date>2024-04-05T10:21:05.046087508</dc:date>
    <meta:editing-duration>PT4H2M43S</meta:editing-duration>
    <meta:editing-cycles>16</meta:editing-cycles>
    <meta:generator>LibreOffice/7.6.5.2$Linux_X86_64 LibreOffice_project/60$Build-2</meta:generator>
    <meta:document-statistic meta:table-count="0" meta:image-count="0" meta:object-count="0" meta:page-count="1" meta:paragraph-count="31" meta:word-count="293" meta:character-count="1388" meta:non-whitespace-character-count="1107"/>
  </office:meta>
</office:document-meta>
</file>